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6a2df" officeooo:paragraph-rsid="0016a2df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6pt" fo:font-weight="bold" officeooo:rsid="0016a2df" officeooo:paragraph-rsid="0016a2df" style:font-size-asian="14pt" style:font-weight-asian="bold" style:font-size-complex="16pt" style:font-weight-complex="bold"/>
    </style:style>
    <style:style style:name="P3" style:family="paragraph" style:parent-style-name="Text_20_body">
      <style:text-properties fo:font-variant="normal" fo:text-transform="none" fo:color="#24292e" style:font-name="apple-system" fo:font-size="26pt" fo:letter-spacing="normal" fo:font-style="normal" fo:font-weight="bold" officeooo:rsid="001cafbb" officeooo:paragraph-rsid="001cafbb" style:font-size-asian="22.75pt" style:font-weight-asian="normal" style:font-size-complex="26pt" style:font-weight-complex="normal"/>
    </style:style>
    <style:style style:name="P4" style:family="paragraph" style:parent-style-name="Text_20_body">
      <style:text-properties fo:font-variant="normal" fo:text-transform="none" fo:color="#24292e" style:font-name="apple-system" fo:font-size="26pt" fo:letter-spacing="normal" fo:font-style="normal" fo:font-weight="bold" officeooo:rsid="001deadb" officeooo:paragraph-rsid="001deadb" style:font-size-asian="22.75pt" style:font-weight-asian="normal" style:font-size-complex="26pt" style:font-weight-complex="normal"/>
    </style:style>
    <style:style style:name="P5" style:family="paragraph" style:parent-style-name="Text_20_body" style:list-style-name="List_20_1">
      <style:text-properties fo:font-variant="normal" fo:text-transform="none" fo:color="#24292e" style:font-name="apple-system" fo:font-size="16pt" fo:letter-spacing="normal" fo:font-style="normal" fo:font-weight="normal" officeooo:rsid="00199e66" officeooo:paragraph-rsid="00199e66" style:font-size-asian="14pt" style:font-weight-asian="normal" style:font-size-complex="16pt" style:font-weight-complex="normal"/>
    </style:style>
    <style:style style:name="P6" style:family="paragraph" style:parent-style-name="Text_20_body" style:list-style-name="List_20_1">
      <style:text-properties fo:font-variant="normal" fo:text-transform="none" fo:color="#24292e" style:font-name="apple-system" fo:font-size="16pt" fo:letter-spacing="normal" fo:font-style="normal" fo:font-weight="normal" officeooo:rsid="001d8bcf" officeooo:paragraph-rsid="001d8bcf" style:font-size-asian="14pt" style:font-weight-asian="normal" style:font-size-complex="16pt" style:font-weight-complex="normal"/>
    </style:style>
    <style:style style:name="P7" style:family="paragraph" style:parent-style-name="Text_20_body" style:list-style-name="List_20_1">
      <style:text-properties fo:font-variant="normal" fo:text-transform="none" fo:color="#24292e" style:font-name="apple-system" fo:font-size="12pt" fo:letter-spacing="normal" fo:font-style="normal" fo:font-weight="normal" officeooo:paragraph-rsid="001d8bcf"/>
    </style:style>
    <style:style style:name="P8" style:family="paragraph" style:parent-style-name="Text_20_body" style:list-style-name="List_20_1">
      <style:text-properties fo:font-variant="normal" fo:text-transform="none" fo:color="#24292e" style:font-name="Liberation Serif" fo:font-size="16pt" fo:letter-spacing="normal" fo:font-style="normal" fo:font-weight="normal" officeooo:rsid="00199e66" officeooo:paragraph-rsid="001aa430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4pt" fo:font-weight="normal" officeooo:rsid="001aa430" officeooo:paragraph-rsid="001aa430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fo:font-weight="bold" officeooo:rsid="001b4f16" officeooo:paragraph-rsid="001b4f16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2pt" fo:font-weight="normal" officeooo:rsid="001aa430" officeooo:paragraph-rsid="001aa430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6pt" fo:font-weight="bold" officeooo:rsid="001cafbb" officeooo:paragraph-rsid="001cafbb" style:font-size-asian="14pt" style:font-weight-asian="bold" style:font-size-complex="16pt" style:font-weight-complex="bold"/>
    </style:style>
    <style:style style:name="P13" style:family="paragraph" style:parent-style-name="Text_20_body">
      <style:text-properties style:font-name="Liberation Serif" fo:font-size="12pt" fo:font-weight="normal" officeooo:rsid="001cafbb" officeooo:paragraph-rsid="001cafbb" style:font-size-asian="10.5pt" style:font-weight-asian="normal" style:font-size-complex="12pt" style:font-weight-complex="normal"/>
    </style:style>
    <style:style style:name="P14" style:family="paragraph" style:parent-style-name="Heading_20_1">
      <style:text-properties fo:font-variant="normal" fo:text-transform="none" fo:color="#24292e" style:font-name="apple-system" fo:font-size="26pt" fo:letter-spacing="normal" fo:font-style="normal" fo:font-weight="bold" officeooo:rsid="0016a2df" officeooo:paragraph-rsid="0016a2df" style:font-size-asian="26pt" style:font-weight-asian="normal" style:font-size-complex="26pt" style:font-weight-complex="normal"/>
    </style:style>
    <style:style style:name="P15" style:family="paragraph" style:parent-style-name="Heading_20_1" style:list-style-name="List_20_1">
      <style:text-properties fo:font-variant="normal" fo:text-transform="none" fo:color="#24292e" style:font-name="apple-system" fo:font-size="26pt" fo:letter-spacing="normal" fo:font-style="normal" fo:font-weight="bold" officeooo:rsid="00199e66" officeooo:paragraph-rsid="00199e66" style:font-size-asian="26pt" style:font-weight-asian="normal" style:font-size-complex="26pt" style:font-weight-complex="normal"/>
    </style:style>
    <style:style style:name="P16" style:family="paragraph" style:parent-style-name="Heading_20_1">
      <style:text-properties fo:font-variant="normal" fo:text-transform="none" fo:color="#24292e" style:font-name="apple-system" fo:font-size="26pt" fo:letter-spacing="normal" fo:font-style="normal" fo:font-weight="bold" officeooo:rsid="001cafbb" officeooo:paragraph-rsid="001cafbb" style:font-size-asian="26pt" style:font-weight-asian="normal" style:font-size-complex="26pt" style:font-weight-complex="normal"/>
    </style:style>
    <style:style style:name="P17" style:family="paragraph" style:parent-style-name="Heading_20_2" style:list-style-name="List_20_1">
      <style:text-properties fo:font-variant="normal" fo:text-transform="none" fo:color="#24292e" style:font-name="apple-system" fo:font-size="16pt" fo:letter-spacing="normal" fo:font-style="normal" fo:font-weight="bold" officeooo:rsid="00199e66" officeooo:paragraph-rsid="001aa430" style:font-size-asian="14pt" style:font-weight-asian="normal" style:font-size-complex="16pt" style:font-weight-complex="normal"/>
    </style:style>
    <style:style style:name="T1" style:family="text">
      <style:text-properties officeooo:rsid="00199e66"/>
    </style:style>
    <style:style style:name="T2" style:family="text">
      <style:text-properties officeooo:rsid="001aa430"/>
    </style:style>
    <style:style style:name="T3" style:family="text">
      <style:text-properties fo:font-variant="normal" fo:text-transform="none" fo:color="#24292e" style:font-name="apple-system" fo:letter-spacing="normal" fo:font-style="normal"/>
    </style:style>
    <style:style style:name="T4" style:family="text">
      <style:text-properties fo:font-variant="normal" fo:text-transform="none" fo:color="#24292e" style:font-name="apple-system" fo:letter-spacing="normal" fo:font-style="normal" officeooo:rsid="00199e66"/>
    </style:style>
    <style:style style:name="T5" style:family="text">
      <style:text-properties fo:font-variant="normal" fo:text-transform="none" fo:color="#24292e" style:font-name="apple-system" fo:letter-spacing="normal" fo:font-style="normal" officeooo:rsid="001b4f16"/>
    </style:style>
    <style:style style:name="T6" style:family="text">
      <style:text-properties fo:font-variant="normal" fo:text-transform="none" fo:color="#24292e" style:font-name="apple-system" fo:font-size="12pt" fo:letter-spacing="normal" fo:font-style="normal"/>
    </style:style>
    <style:style style:name="T7" style:family="text">
      <style:text-properties fo:font-variant="normal" fo:text-transform="none" fo:color="#000000" style:font-name="apple-system" fo:letter-spacing="normal" fo:font-style="normal"/>
    </style:style>
    <style:style style:name="T8" style:family="text">
      <style:text-properties fo:font-variant="normal" fo:text-transform="none" fo:color="#000000" style:font-name="Arial" fo:letter-spacing="normal" fo:font-style="normal"/>
    </style:style>
    <style:style style:name="T9" style:family="text">
      <style:text-properties fo:font-variant="normal" fo:text-transform="none" fo:color="#000000" style:font-name="Arial" fo:letter-spacing="normal" fo:font-style="normal" officeooo:rsid="001b4f16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color="#000000"/>
    </style:style>
    <style:style style:name="T12" style:family="text">
      <style:text-properties fo:color="#000000" officeooo:rsid="001cafbb" style:font-size-asian="14pt" style:font-weight-asian="normal" style:font-size-complex="16pt" style:font-weight-complex="normal"/>
    </style:style>
    <style:style style:name="T13" style:family="text">
      <style:text-properties officeooo:rsid="001d8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Opertion</text:p>
      <text:p text:style-name="P2"/>
      <text:p text:style-name="Standard">This is java <text:span text:style-name="T1">based</text:span> project <text:s/>on database operation-namely CRUD (Create Retrieve Update Delete) also seach operation <text:span text:style-name="T1">on username using Ajax</text:span>.</text:p>
      <text:p text:style-name="Standard"/>
      <text:p text:style-name="Standard"/>
      <text:h text:style-name="P14" text:outline-level="1">Features:</text:h>
      <text:list xml:id="list2653229166" text:style-name="List_20_1">
        <text:list-item>
          <text:p text:style-name="P5">You can create data table into database.</text:p>
        </text:list-item>
        <text:list-item>
          <text:p text:style-name="P5">You can retrieve data from the databse.</text:p>
        </text:list-item>
        <text:list-item>
          <text:p text:style-name="P5">You can udate or edit data into the database.</text:p>
        </text:list-item>
        <text:list-item>
          <text:p text:style-name="P5">You can delete data from the database.</text:p>
        </text:list-item>
        <text:list-item>
          <text:p text:style-name="P6">You can search user by its name.</text:p>
          <text:h text:style-name="P15" text:outline-level="1">How to Run</text:h>
          <text:p text:style-name="P8">First install eclipse idle , apache tomcat <text:span text:style-name="T13">as a </text:span>server <text:span text:style-name="T2">and H2 as a database .</text:span></text:p>
          <text:p text:style-name="P8"><text:span text:style-name="T2">*You can use any database as </text:span><text:s/><text:span text:style-name="T2">per your convenience.</text:span></text:p>
          <text:list>
            <text:list-header>
              <text:h text:style-name="P17" text:outline-level="2"><text:span text:style-name="T2">H2</text:span> Changes</text:h>
            </text:list-header>
          </text:list>
        </text:list-item>
      </text:list>
      <text:p text:style-name="P9"><text:span text:style-name="T4">A</text:span><text:span text:style-name="T3">fter installing H2 database provide admin login crediments .</text:span></text:p>
      <text:p text:style-name="P9"><text:span text:style-name="T3">This login details are stored in your home directory in the file name</text:span></text:p>
      <text:p text:style-name="P9"><text:span text:style-name="T3">‘test.mv.db’. Now after sucessfully login.</text:span></text:p>
      <text:p text:style-name="P9"><text:span text:style-name="T3">H2 has inbuilt database so you don’t need to create it .</text:span></text:p>
      <text:p text:style-name="P9"><text:span text:style-name="T5">(</text:span><text:span text:style-name="T3">Otherwise just simply run the command </text:span></text:p>
      <text:p text:style-name="P9"><text:span text:style-name="T6">create database databasename;</text:span><text:span text:style-name="T3"> </text:span><text:span text:style-name="T5">)</text:span></text:p>
      <text:p text:style-name="P10"><text:span text:style-name="T3">SQL CODE FOR CREATING TABLE:</text:span></text:p>
      <text:p text:style-name="P11"><text:span text:style-name="T8">CREATE TABLE </text:span><text:span text:style-name="T9">REGISTER</text:span><text:span text:style-name="T8">(ID INT PRIMARY KEY,</text:span><text:span text:style-name="T3"><text:line-break/></text:span><text:span text:style-name="T7">   </text:span><text:span text:style-name="T8">NAME VARCHAR(255) ,</text:span><text:span text:style-name="T9">EMAIL VARCHAR(255), PASSWORD VARCHAR(255), SEX VARCHAR(255),COUNTRY VARCHAR(255)</text:span><text:span text:style-name="T8">);</text:span></text:p>
      <text:p text:style-name="P12"><text:span text:style-name="T8">Eclipse Idle:</text:span></text:p>
      <text:p text:style-name="P13"><text:soft-page-break/><text:span text:style-name="T10">Open Eclipse Idle import the <text:s/>folder .</text:span></text:p>
      <text:p text:style-name="P13"><text:span text:style-name="T10">Once folder is imported then open file name index.jsp inside the folder and run it on server. </text:span></text:p>
      <text:p text:style-name="P13"><text:span text:style-name="T10">You can check the connection code in file name userdao.java inside java resources. </text:span></text:p>
      <text:p text:style-name="P13"><text:span text:style-name="T10">You can edit connection details according to your setup.</text:span></text:p>
      <text:p text:style-name="P13"><text:span text:style-name="T10"/></text:p>
      <text:p text:style-name="P13"><text:span text:style-name="T10"/></text:p>
      <text:h text:style-name="P16" text:outline-level="1"><text:span text:style-name="T11">Requirements:</text:span></text:h>
      <text:list xml:id="list131834655007587" text:continue-numbering="true" text:style-name="List_20_1">
        <text:list-item>
          <text:p text:style-name="P7"><text:span text:style-name="T12">Operating System :-Platform Independent(win,linux,mac etc)</text:span></text:p>
        </text:list-item>
        <text:list-item>
          <text:p text:style-name="P7">Software required :-Java Runtime Environment (JRE).</text:p>
        </text:list-item>
        <text:list-item>
          <text:p text:style-name="P7">Library :-<text:span text:style-name="T13">h2-1.4.197.</text:span>jar, <text:span text:style-name="T13">org.json.jar ,jstl-1.2.jar. Add this library under WEB-INF/lib folder.</text:span></text:p>
        </text:list-item>
      </text:list>
      <text:p text:style-name="P3"><text:span text:style-name="T11"/></text:p>
      <text:p text:style-name="P3"><text:span text:style-name="T11"/></text:p>
      <text:p text:style-name="P4"><text:span text:style-name="T11">Thank you</text:span></text:p>
      <text:p text:style-name="P13"><text:span text:style-name="T10"/></text:p>
      <text:p text:style-name="P11"><text:span text:style-name="T8"/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2:02:08.836390248</meta:creation-date>
    <dc:date>2019-07-04T13:18:33.358709885</dc:date>
    <meta:editing-duration>PT11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43" meta:character-count="1501" meta:non-whitespace-character-count="1291"/>
  </office:meta>
</office:document-meta>
</file>